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text:list-style style:name="LFO2">
      <text:list-level-style-number text:level="1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Calibri" style:font-name-complex="Times New Roman" fo:color="#5B9BD5" fo:font-size="22pt" style:font-size-asian="22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Calibri" style:font-name-complex="Times New Roman" fo:color="#5B9BD5" fo:font-size="22pt" style:font-size-asian="2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Calibri" style:font-name-complex="Times New Roman"/>
    </style:style>
    <style:style style:name="P5" style:parent-style-name="Normal" style:family="paragraph">
      <style:text-properties style:font-name="Calibri" style:font-name-complex="Times New Roman"/>
    </style:style>
    <style:style style:name="P6" style:parent-style-name="Normal" style:family="paragraph">
      <style:paragraph-properties fo:widows="2" fo:orphans="2" style:vertical-align="auto" fo:line-height="107%" fo:text-indent="-0.25in"/>
      <style:text-properties style:font-name="Calibri" style:font-name-complex="Times New Roman" fo:hyphenate="true"/>
    </style:style>
    <style:style style:name="P7" style:parent-style-name="Normal" style:family="paragraph">
      <style:paragraph-properties fo:widows="2" fo:orphans="2" style:vertical-align="auto" fo:line-height="107%" fo:text-indent="-0.25in"/>
      <style:text-properties style:font-name="Calibri" style:font-name-complex="Times New Roman" fo:hyphenate="true"/>
    </style:style>
    <style:style style:name="P8" style:parent-style-name="Normal" style:family="paragraph">
      <style:paragraph-properties fo:widows="2" fo:orphans="2" style:vertical-align="auto" fo:margin-bottom="0.1111in" fo:line-height="107%" fo:text-indent="-0.25in"/>
      <style:text-properties fo:hyphenate="true"/>
    </style:style>
    <style:style style:name="T9" style:parent-style-name="Fuentedepárrafopredeter." style:family="text">
      <style:text-properties style:font-name="Calibri" style:font-name-complex="Times New Roman"/>
    </style:style>
    <style:style style:name="P10" style:parent-style-name="Normal" style:family="paragraph">
      <style:paragraph-properties fo:widows="2" fo:orphans="2" style:vertical-align="auto" fo:margin-bottom="0.1111in" fo:line-height="107%" fo:margin-left="0.5in">
        <style:tab-stops/>
      </style:paragraph-properties>
      <style:text-properties style:font-name="Calibri" style:font-name-complex="Times New Roman" fo:font-weight="bold" style:font-weight-asian="bold" fo:font-size="14pt" style:font-size-asian="14pt" style:font-size-complex="14pt" fo:hyphenate="true"/>
    </style:style>
    <style:style style:name="P11" style:parent-style-name="Textbody" style:family="paragraph">
      <style:text-properties style:font-name="Calibri" style:font-name-complex="Times New Roman" fo:font-weight="bold" style:font-weight-asian="bold" fo:font-size="14pt" style:font-size-asian="14pt" style:font-size-complex="14pt"/>
    </style:style>
    <style:style style:name="P12" style:parent-style-name="Textbody" style:family="paragraph">
      <style:text-properties style:font-name="Calibri" style:font-name-complex="Times New Roman" fo:color="#5B9BD5"/>
    </style:style>
    <style:style style:name="P13" style:parent-style-name="Textbody" style:family="paragraph">
      <style:text-properties style:font-name="Calibri" style:font-name-complex="Times New Roman" fo:color="#5B9BD5"/>
    </style:style>
    <style:style style:name="P14" style:parent-style-name="Textbody" style:family="paragraph">
      <style:text-properties style:font-name="Calibri" style:font-name-complex="Times New Roman" fo:color="#5B9BD5"/>
    </style:style>
    <style:style style:name="P15" style:parent-style-name="Textbody" style:family="paragraph">
      <style:text-properties style:font-name="Calibri" style:font-name-complex="Times New Roman" fo:color="#5B9BD5"/>
    </style:style>
    <style:style style:name="P16" style:parent-style-name="Textbody" style:family="paragraph">
      <style:text-properties style:font-name="Calibri" style:font-name-complex="Times New Roman" fo:color="#5B9BD5"/>
    </style:style>
    <style:style style:name="T17" style:parent-style-name="Fuentedepárrafopredeter." style:family="text">
      <style:text-properties style:font-name="Calibri" style:font-name-complex="Times New Roman" fo:color="#5B9BD5"/>
    </style:style>
    <style:style style:name="T18" style:parent-style-name="Fuentedepárrafopredeter." style:family="text">
      <style:text-properties style:font-name="Cambria Math" style:font-name-complex="Cambria Math" fo:color="#5B9BD5"/>
    </style:style>
    <style:style style:name="T19" style:parent-style-name="Fuentedepárrafopredeter." style:family="text">
      <style:text-properties style:font-name="Calibri" style:font-name-complex="Times New Roman" fo:color="#5B9BD5"/>
    </style:style>
    <style:style style:name="P20" style:parent-style-name="Textbody" style:family="paragraph">
      <style:text-properties style:font-name="Calibri" style:font-name-complex="Times New Roman" fo:color="#5B9BD5"/>
    </style:style>
    <style:style style:name="P21" style:parent-style-name="Textbody" style:family="paragraph">
      <style:text-properties style:font-name="Calibri" style:font-name-complex="Times New Roman" fo:color="#5B9BD5"/>
    </style:style>
    <style:style style:name="P22" style:parent-style-name="Textbody" style:family="paragraph">
      <style:text-properties style:font-name="Calibri" style:font-name-complex="Times New Roman" fo:font-weight="bold" style:font-weight-asian="bold" fo:font-size="14pt" style:font-size-asian="14pt" style:font-size-complex="14pt"/>
    </style:style>
    <style:style style:name="P23" style:parent-style-name="Textbody" style:family="paragraph">
      <style:text-properties style:font-name="Calibri" style:font-name-complex="Times New Roman" fo:color="#5B9BD5"/>
    </style:style>
    <style:style style:name="P24" style:parent-style-name="Textbody" style:family="paragraph">
      <style:text-properties style:font-name="Calibri" style:font-name-complex="Times New Roman" fo:color="#5B9BD5"/>
    </style:style>
    <style:style style:name="P25" style:parent-style-name="Textbody" style:family="paragraph">
      <style:text-properties style:font-name="Calibri" style:font-name-complex="Times New Roman" fo:color="#5B9BD5"/>
    </style:style>
    <style:style style:name="P26" style:parent-style-name="Textbody" style:family="paragraph">
      <style:text-properties style:font-name="Calibri" style:font-name-complex="Times New Roman" fo:color="#5B9BD5"/>
    </style:style>
    <style:style style:name="P27" style:parent-style-name="Textbody" style:family="paragraph">
      <style:text-properties style:font-name="Calibri" style:font-name-complex="Times New Roman" fo:color="#5B9BD5"/>
    </style:style>
    <style:style style:name="P28" style:parent-style-name="Textbody" style:family="paragraph">
      <style:text-properties style:font-name="Calibri" style:font-name-complex="Times New Roman" fo:color="#5B9BD5"/>
    </style:style>
    <style:style style:name="P29" style:parent-style-name="Textbody" style:family="paragraph">
      <style:text-properties style:font-name="Calibri" style:font-name-complex="Times New Roman" fo:color="#5B9BD5"/>
    </style:style>
    <style:style style:name="P30" style:parent-style-name="Textbody" style:family="paragraph">
      <style:text-properties style:font-name="Calibri" style:font-name-complex="Times New Roman" fo:color="#5B9BD5"/>
    </style:style>
    <style:style style:name="P31" style:parent-style-name="Textbody" style:family="paragraph">
      <style:text-properties style:font-name="Calibri" style:font-name-complex="Times New Roman" fo:font-weight="bold" style:font-weight-asian="bold" fo:font-size="14pt" style:font-size-asian="14pt" style:font-size-complex="14pt"/>
    </style:style>
    <style:style style:name="P32" style:parent-style-name="Textbody" style:family="paragraph">
      <style:text-properties style:font-name="Calibri" style:font-name-complex="Times New Roman" fo:font-weight="bold" style:font-weight-asian="bold" fo:font-size="14pt" style:font-size-asian="14pt" style:font-size-complex="14pt"/>
    </style:style>
    <style:style style:name="P33" style:parent-style-name="Textbody" style:family="paragraph">
      <style:text-properties style:font-name="Calibri" style:font-name-complex="Times New Roman" fo:font-weight="bold" style:font-weight-asian="bold" fo:font-size="14pt" style:font-size-asian="14pt" style:font-size-complex="14pt"/>
    </style:style>
    <style:style style:name="P34" style:parent-style-name="Textbody" style:family="paragraph">
      <style:text-properties style:font-name="Calibri" style:font-name-complex="Times New Roman" fo:font-weight="bold" style:font-weight-asian="bold" fo:font-size="14pt" style:font-size-asian="14pt" style:font-size-complex="14pt"/>
    </style:style>
    <style:style style:name="T35" style:parent-style-name="Fuentedepárrafopredeter." style:family="text">
      <style:text-properties style:font-name="Calibri" style:font-name-complex="Times New Roman" fo:font-weight="bold" style:font-weight-asian="bold" fo:font-size="14pt" style:font-size-asian="14pt" style:font-size-complex="14pt"/>
    </style:style>
  </office:automatic-styles>
  <office:body>
    <office:text text:use-soft-page-breaks="true">
      <text:h text:style-name="P1" text:outline-level="1"><text:span text:style-name="T2">Práctica 4</text:span><text:span text:style-name="T3">: Robot de intervención inmediata en caso de catástrofe de la empresa A&amp;C (Algorítmica y Complejidad).</text:span></text:h>
      <text:p text:style-name="P4"/>
      <text:p text:style-name="P5">Integrantes del grupo:</text:p>
      <text:list text:style-name="LFO1" text:continue-numbering="true">
        <text:list-item>
          <text:p text:style-name="P6">Heredia Canales, Andrés</text:p>
        </text:list-item>
        <text:list-item>
          <text:p text:style-name="P7">Herrera Arcila, Adrián</text:p>
        </text:list-item>
        <text:list-item>
          <text:p text:style-name="P8"><text:span text:style-name="T9">López Uriona, Asier</text:span></text:p>
        </text:list-item>
      </text:list>
      <text:p text:style-name="P10"/>
      <text:p text:style-name="P11">2.1<text:s/>Formulación del<text:s/>problema (variables, dominios,<text:s/>restricciones<text:s/>y espacio de búsqueda).</text:p>
      <text:p text:style-name="P12">Variables: Cik – i, j=1 hasta N – casilla en la posición i-j.</text:p>
      <text:p text:style-name="P13">Solución: V={Cij, Ckl, Cab,...} vector de solución del robot (longitud M).</text:p>
      <text:p text:style-name="P14">Solución óptima: Vo={Cbc, Chg, Cpk, ...} vector de solución óptima del robot (longitud P&lt;M).</text:p>
      <text:p text:style-name="P15">Dominio de Cij: D(Cij)={L, O}, libre u ocupada por algún obstáculo tras la catástrofe.</text:p>
      <text:p text:style-name="P16">Restricciones sobre Cij:</text:p>
      <text:p text:style-name="Textbody"><text:span text:style-name="T17">El robot no puede pasar por casillas ocupadas (Cts=O, Cts<text:s/></text:span><text:span text:style-name="T18">∉</text:span><text:span text:style-name="T19"><text:s/>{V U Vo}).</text:span></text:p>
      <text:p text:style-name="P20">El robot no puede salirse del tablero que representa la central (Cij, i,j&lt;N, i,j&gt;=0).</text:p>
      <text:p text:style-name="P21">El espacio de búsqueda es 1+4+4^2+...+4^n=(1-4^n)/(-3)=O(4^n), es decir, el número de decisiones posibles siendo o no factibles. El espacio de soluciones es el número de hojas del árbol de decisiones, es decir, 4^n.</text:p>
      <text:p text:style-name="P22">2.2. Descripción del árbol de búsqueda obtenido “a mano” para los datos del apartado 3.</text:p>
      <text:p text:style-name="P23">1 <text:s/>0 <text:s/>0 <text:s/>0 <text:s/>1 <text:s/>1</text:p>
      <text:p text:style-name="P24">1 <text:s/>1 <text:s/>1 <text:s/>1 <text:s/>0 <text:s/>1</text:p>
      <text:p text:style-name="P25">1 <text:s/>0 <text:s/>1 <text:s/>0 <text:s/>1 <text:s/>0</text:p>
      <text:p text:style-name="P26">1 <text:s/>1 <text:s/>1 <text:s/>0 <text:s/>1 <text:s/>0</text:p>
      <text:p text:style-name="P27">1 <text:s/>1 <text:s/>0 <text:s/>1 <text:s/>1 <text:s/>0</text:p>
      <text:p text:style-name="P28">0 <text:s/>1 <text:s/>0 <text:s/>1 <text:s/>1 <text:s/>0</text:p>
      <text:p text:style-name="P29">1 <text:s/>1 <text:s/>1 <text:s/>1 <text:s/>1 <text:s/>0</text:p>
      <text:p text:style-name="P30">1 <text:s/>1 <text:s/>0 <text:s/>1 <text:s/>0 <text:s/>0</text:p>
      <text:soft-page-break/>
      <text:p text:style-name="P31">2.3. El esquema algorítmico utilizado y como se aplica al problema. En este caso hay que utilizar Vuelta Atrás. Se explicará brevemente el esquema y como se aplica al problema dado.</text:p>
      <text:p text:style-name="P32">2.4. Análisis del coste computacional del algoritmo en notación asintótica indicando que medida se propone como tamaño del problema y el análisis del coste <text:s/>en el caso peor. <text:s text:c="2"/></text:p>
      <text:p text:style-name="P33">2.5. Exponga alternativas al esquema utilizado si considera que existen. <text:s/></text:p>
      <text:p text:style-name="P34">2.6. Descripción de las clases que se van a <text:s/>utilizar para <text:s/>organizar el código de acuerdo al apartado 6 de la memoria. <text:s/></text:p>
      <text:p text:style-name="Textbody"><text:span text:style-name="T35">2.7. Descripción de los datos de prueba utilizados y de los <text:s/>resultados obtenidos con ell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Arial" style:font-name-asian="Arial" style:font-name-complex="Arial"/>
    </style:style>
    <style:style style:name="WW_CharLFO1LVL3" style:family="text">
      <style:text-properties style:font-name="Arial" style:font-name-asian="Arial" style:font-name-complex="Arial"/>
    </style:style>
    <style:style style:name="WW_CharLFO1LVL4" style:family="text">
      <style:text-properties style:font-name="Arial" style:font-name-asian="Arial" style:font-name-complex="Arial"/>
    </style:style>
    <style:style style:name="WW_CharLFO1LVL5" style:family="text">
      <style:text-properties style:font-name="Arial" style:font-name-asian="Arial" style:font-name-complex="Arial"/>
    </style:style>
    <style:style style:name="WW_CharLFO1LVL6" style:family="text">
      <style:text-properties style:font-name="Arial" style:font-name-asian="Arial" style:font-name-complex="Arial"/>
    </style:style>
    <style:style style:name="WW_CharLFO1LVL7" style:family="text">
      <style:text-properties style:font-name="Arial" style:font-name-asian="Arial" style:font-name-complex="Arial"/>
    </style:style>
    <style:style style:name="WW_CharLFO1LVL8" style:family="text">
      <style:text-properties style:font-name="Arial" style:font-name-asian="Arial" style:font-name-complex="Arial"/>
    </style:style>
    <style:style style:name="WW_CharLFO1LVL9" style:family="text">
      <style:text-properties style:font-name="Arial" style:font-name-asian="Arial" style:font-name-complex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text:list-style style:name="LFO2">
      <text:list-level-style-number text:level="1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rián </meta:initial-creator>
    <dc:creator>asier lópez uriona</dc:creator>
    <meta:creation-date>2015-05-26T18:23:00Z</meta:creation-date>
    <dc:date>2015-06-06T16:20:00Z</dc:date>
    <meta:template xlink:href="Normal" xlink:type="simple"/>
    <meta:editing-cycles>5</meta:editing-cycles>
    <meta:editing-duration>PT5940S</meta:editing-duration>
    <meta:document-statistic meta:page-count="2" meta:paragraph-count="3" meta:word-count="289" meta:character-count="1879" meta:row-count="13" meta:non-whitespace-character-count="1593"/>
  </office:meta>
</office:document-meta>
</file>